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language="pl" fo:country="PL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1pt" fo:language="pl" fo:country="PL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1pt" fo:language="pl" fo:country="PL" fo:font-weight="normal" officeooo:paragraph-rsid="001a278c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language="pl" fo:country="PL" fo:font-weight="normal" officeooo:rsid="001d651b" officeooo:paragraph-rsid="001d651b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pl" fo:country="PL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pl" fo:country="PL" fo:font-weight="normal" fo:background-color="transparent" style:font-name-asian="Times New Roman" style:font-name-complex="Times New Roman"/>
    </style:style>
    <style:style style:name="P7" style:family="paragraph" style:parent-style-name="Standard" style:list-style-name="L8">
      <style:paragraph-properties fo:line-height="100%" fo:text-align="justify" style:justify-single-word="false">
        <style:tab-stops/>
      </style:paragraph-properties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justify" style:justify-single-word="false">
        <style:tab-stops/>
      </style:paragraph-properties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name-complex="Times New Roman"/>
    </style:style>
    <style:style style:name="P10" style:family="paragraph" style:parent-style-name="Standard" style:list-style-name="L12">
      <style:paragraph-properties fo:line-height="100%" fo:text-align="justify" style:justify-single-word="false"/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name-complex="Times New Roman"/>
    </style:style>
    <style:style style:name="P11" style:family="paragraph" style:parent-style-name="Standard" style:list-style-name="L13">
      <style:paragraph-properties fo:line-height="100%" fo:text-align="justify" style:justify-single-word="false"/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name-complex="Times New Roman"/>
    </style:style>
    <style:style style:name="P12" style:family="paragraph" style:parent-style-name="Standard" style:list-style-name="L14">
      <style:paragraph-properties fo:line-height="100%" fo:text-align="justify" style:justify-single-word="false"/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name-complex="Times New Roman"/>
    </style:style>
    <style:style style:name="P13" style:family="paragraph" style:parent-style-name="Standard" style:list-style-name="L12">
      <style:paragraph-properties fo:line-height="100%" fo:text-align="justify" style:justify-single-word="false"/>
      <style:text-properties style:use-window-font-color="true" style:font-name="Times New Roman1" fo:font-size="12pt" fo:language="pl" fo:country="PL" fo:font-weight="normal" officeooo:paragraph-rsid="001a278c" fo:background-color="#808080" style:font-name-asian="Times New Roman" style:font-name-complex="Times New Roman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pl" fo:country="PL" fo:font-weight="bold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pl" fo:country="PL" fo:font-weight="bold" officeooo:paragraph-rsid="001a278c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language="pl" fo:country="PL" fo:font-weight="bold" officeooo:paragraph-rsid="001a278c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pl" fo:country="PL" fo:font-weight="bold" fo:background-color="transparent" style:font-name-asian="Times New Roman" style:font-name-complex="Times New Roman"/>
    </style:style>
    <style:style style:name="P18" style:family="paragraph" style:parent-style-name="Standard" style:list-style-name="L15">
      <style:paragraph-properties fo:line-height="100%" fo:text-align="start" style:justify-single-word="false"/>
    </style:style>
    <style:style style:name="P19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Times New Roman1" fo:font-size="12pt" fo:language="pl" fo:country="PL" fo:font-weight="bold" officeooo:paragraph-rsid="001a278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1" fo:font-size="12pt" fo:language="pl" fo:country="PL" fo:font-weight="normal" officeooo:rsid="0020cf0c" officeooo:paragraph-rsid="0020cf0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1" fo:language="pl" fo:country="P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1" fo:language="pl" fo:country="PL"/>
    </style:style>
    <style:style style:name="P23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Times New Roman1" fo:language="pl" fo:country="PL" officeooo:paragraph-rsid="001a278c"/>
    </style:style>
    <style:style style:name="P24" style:family="paragraph" style:parent-style-name="Standard" style:list-style-name="L12">
      <style:paragraph-properties fo:line-height="100%" fo:text-align="justify" style:justify-single-word="false"/>
      <style:text-properties style:font-name="Times New Roman1" fo:language="pl" fo:country="PL" officeooo:paragraph-rsid="001a278c"/>
    </style:style>
    <style:style style:name="P25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Times New Roman1" fo:language="pl" fo:country="PL" fo:font-weight="normal" officeooo:paragraph-rsid="001a278c" style:font-weight-asian="normal" style:font-weight-complex="normal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1" fo:font-size="24pt" fo:language="pl" fo:country="PL" style:font-size-asian="24pt" style:font-size-complex="24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1" fo:font-size="24pt" fo:language="pl" fo:country="PL" officeooo:paragraph-rsid="00208e5f" style:font-size-asian="24pt" style:font-size-complex="24pt"/>
    </style:style>
    <style:style style:name="P28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fo:language="pl" fo:country="PL" fo:font-weight="normal" fo:background-color="transparent" style:font-name-asian="Times New Roman" style:font-name-complex="Times New Roman"/>
    </style:style>
    <style:style style:name="P29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fo:language="pl" fo:country="PL" fo:font-weight="normal" fo:background-color="transparent" style:font-name-asian="Times New Roman" style:font-name-complex="Times New Roman"/>
    </style:style>
    <style:style style:name="P30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fo:language="pl" fo:country="PL" fo:font-weight="normal" fo:background-color="transparent" style:font-name-asian="Times New Roman" style:font-name-complex="Times New Roman"/>
    </style:style>
    <style:style style:name="P31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font-name="Times New Roman1" fo:language="pl" fo:country="PL"/>
    </style:style>
    <style:style style:name="P32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font-name="Times New Roman1" fo:language="pl" fo:country="PL"/>
    </style:style>
    <style:style style:name="P33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font-name="Times New Roman1" fo:language="pl" fo:country="PL"/>
    </style:style>
    <style:style style:name="P34" style:family="paragraph" style:parent-style-name="Standard">
      <style:paragraph-properties fo:margin-left="0.026cm" fo:margin-right="0cm" fo:line-height="100%" fo:text-align="justify" style:justify-single-word="false" fo:text-indent="0cm" style:auto-text-indent="false">
        <style:tab-stops/>
      </style:paragraph-properties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name-complex="Times New Roman"/>
    </style:style>
    <style:style style:name="P35" style:family="paragraph" style:parent-style-name="Standard">
      <style:paragraph-properties fo:margin-left="0.026cm" fo:margin-right="0cm" fo:line-height="100%" fo:text-align="center" style:justify-single-word="false" fo:text-indent="0cm" style:auto-text-indent="false">
        <style:tab-stops/>
      </style:paragraph-properties>
      <style:text-properties style:use-window-font-color="true" style:font-name="Times New Roman1" fo:font-size="12pt" fo:language="pl" fo:country="PL" fo:font-weight="bold" officeooo:paragraph-rsid="001a278c" fo:background-color="transparent" style:font-name-asian="Times New Roman" style:font-weight-asian="bold" style:font-name-complex="Times New Roman" style:font-weight-complex="bold"/>
    </style:style>
    <style:style style:name="P36" style:family="paragraph" style:parent-style-name="Standard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Times New Roman1" fo:font-size="12pt" fo:language="pl" fo:country="PL" fo:font-weight="bold" officeooo:paragraph-rsid="001a278c" fo:background-color="transparent" style:font-name-asian="Times New Roman" style:font-weight-asian="bold" style:font-name-complex="Times New Roman" style:font-weight-complex="bold"/>
    </style:style>
    <style:style style:name="P37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Times New Roman1" fo:font-size="12pt" fo:language="pl" fo:country="PL" style:text-underline-style="none" fo:font-weight="normal" officeooo:paragraph-rsid="001a278c" fo:background-color="transparent" style:font-name-asian="Times New Roman" style:font-weight-asian="normal" style:font-name-complex="Times New Roman" style:font-weight-complex="normal"/>
    </style:style>
    <style:style style:name="P38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>
        <style:tab-stops/>
      </style:paragraph-properties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weight-asian="bold" style:font-name-complex="Times New Roman" style:font-weight-complex="bold"/>
    </style:style>
    <style:style style:name="P39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name-complex="Times New Roman"/>
    </style:style>
    <style:style style:name="P40" style:family="paragraph" style:parent-style-name="Standard" style:master-page-name="">
      <style:paragraph-properties fo:margin-left="-0.026cm" fo:margin-right="0cm" fo:line-height="100%" fo:text-align="justify" style:justify-single-word="false" fo:text-indent="0.026cm" style:auto-text-indent="false" style:page-number="auto"/>
      <style:text-properties style:use-window-font-color="true" style:font-name="Times New Roman1" fo:font-size="12pt" fo:language="pl" fo:country="PL" style:text-underline-style="none" fo:font-weight="normal" officeooo:paragraph-rsid="001a278c" fo:background-color="transparent" style:font-name-asian="Times New Roman" style:font-weight-asian="normal" style:font-name-complex="Times New Roman" style:font-weight-complex="normal"/>
    </style:style>
    <style:style style:name="P41" style:family="paragraph" style:parent-style-name="Standard" style:master-page-name="">
      <style:paragraph-properties fo:margin-left="-0.026cm" fo:margin-right="0cm" fo:line-height="100%" fo:text-align="justify" style:justify-single-word="false" fo:text-indent="0.026cm" style:auto-text-indent="false" style:page-number="auto"/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weight-asian="normal" style:font-name-complex="Times New Roman" style:font-weight-complex="normal"/>
    </style:style>
    <style:style style:name="P42" style:family="paragraph" style:parent-style-name="Standard" style:master-page-name="">
      <style:paragraph-properties fo:margin-left="-0.026cm" fo:margin-right="0cm" fo:line-height="100%" fo:text-align="justify" style:justify-single-word="false" fo:text-indent="0.026cm" style:auto-text-indent="false" style:page-number="auto">
        <style:tab-stops>
          <style:tab-stop style:position="0cm"/>
        </style:tab-stops>
      </style:paragraph-properties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weight-asian="normal" style:font-name-complex="Times New Roman" style:font-weight-complex="normal"/>
    </style:style>
    <style:style style:name="P43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language="pl" fo:country="PL" fo:font-weight="bold" officeooo:paragraph-rsid="001a278c" fo:background-color="transparent" style:font-name-asian="Times New Roman" style:font-weight-asian="bold" style:font-name-complex="Times New Roman" style:font-weight-complex="bold"/>
    </style:style>
    <style:style style:name="P44" style:family="paragraph" style:parent-style-name="Standard">
      <style:paragraph-properties fo:margin-left="0.053cm" fo:margin-right="0cm" fo:line-height="100%" fo:text-align="justify" style:justify-single-word="false" fo:text-indent="-0.026cm" style:auto-text-indent="false">
        <style:tab-stops/>
      </style:paragraph-properties>
      <style:text-properties style:use-window-font-color="true" style:font-name="Times New Roman1" fo:font-size="12pt" fo:language="pl" fo:country="PL" fo:font-weight="bold" officeooo:paragraph-rsid="001a278c" fo:background-color="transparent" style:font-name-asian="Times New Roman" style:font-weight-asian="bold" style:font-name-complex="Times New Roman" style:font-weight-complex="bold"/>
    </style:style>
    <style:style style:name="P45" style:family="paragraph" style:parent-style-name="Standard">
      <style:paragraph-properties fo:margin-left="0.053cm" fo:margin-right="0cm" fo:line-height="100%" fo:text-align="justify" style:justify-single-word="false" fo:text-indent="-0.026cm" style:auto-text-indent="false">
        <style:tab-stops/>
      </style:paragraph-properties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name-complex="Times New Roman"/>
    </style:style>
    <style:style style:name="P46" style:family="paragraph" style:parent-style-name="Standard">
      <style:paragraph-properties fo:margin-left="0.053cm" fo:margin-right="0cm" fo:line-height="100%" fo:text-align="justify" style:justify-single-word="false" fo:text-indent="-0.026cm" style:auto-text-indent="false">
        <style:tab-stops/>
      </style:paragraph-properties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weight-asian="normal" style:font-name-complex="Times New Roman" style:font-weight-complex="normal"/>
    </style:style>
    <style:style style:name="P47" style:family="paragraph" style:parent-style-name="Standard">
      <style:paragraph-properties fo:margin-left="0.053cm" fo:margin-right="0cm" fo:line-height="100%" fo:text-align="justify" style:justify-single-word="false" fo:text-indent="-0.026cm" style:auto-text-indent="false">
        <style:tab-stops/>
      </style:paragraph-properties>
      <style:text-properties style:font-name="Times New Roman1" fo:language="pl" fo:country="PL" officeooo:paragraph-rsid="001a278c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weight-asian="normal" style:font-name-complex="Times New Roman" style:font-weight-complex="normal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use-window-font-color="true" style:font-name="Times New Roman1" fo:font-size="16pt" fo:language="pl" fo:country="PL" fo:font-weight="bold" officeooo:paragraph-rsid="001a278c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use-window-font-color="true" style:font-name="Times New Roman1" fo:font-size="16pt" fo:language="pl" fo:country="PL" fo:font-weight="bold" officeooo:paragraph-rsid="001a278c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51" style:family="paragraph" style:parent-style-name="Standard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use-window-font-color="true" style:font-name="Times New Roman1" fo:font-size="12pt" fo:language="pl" fo:country="PL" fo:font-weight="normal" officeooo:paragraph-rsid="001a278c" fo:background-color="transparent" style:font-name-asian="Times New Roman" style:font-weight-asian="normal" style:font-name-complex="Times New Roman" style:font-weight-complex="normal"/>
    </style:style>
    <style:style style:name="T1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fo:font-size="16pt" fo:font-weight="bold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fo:font-size="12pt" fo:font-weight="bold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fo:font-size="12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fo:font-size="12pt" fo:font-weight="normal" officeooo:rsid="001cce30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fo:font-size="12pt" fo:font-weight="normal" officeooo:rsid="001cfb5d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fo:font-size="12pt" fo:font-weight="normal" officeooo:rsid="001fd7df" fo:background-color="transparent" loext:char-shading-value="0" style:font-name-asian="Times New Roman" style:font-name-complex="Times New Roman"/>
    </style:style>
    <style:style style:name="T8" style:family="text">
      <style:text-properties style:use-window-font-color="true" fo:font-size="12pt" fo:font-weight="normal" fo:background-color="transparent" loext:char-shading-value="0" style:font-name-asian="Times New Roman" style:font-weight-asian="normal" style:font-name-complex="Times New Roman" style:font-weight-complex="normal"/>
    </style:style>
    <style:style style:name="T9" style:family="text">
      <style:text-properties style:use-window-font-color="true" fo:font-size="12pt" fo:font-weight="normal" fo:background-color="#99ff99" loext:char-shading-value="0" style:font-name-asian="Times New Roman" style:font-name-complex="Times New Roman"/>
    </style:style>
    <style:style style:name="T10" style:family="text">
      <style:text-properties style:use-window-font-color="true" fo:font-size="12pt" fo:font-weight="normal" fo:background-color="#ff3333" loext:char-shading-value="0" style:font-name-asian="Times New Roman" style:font-name-complex="Times New Roman"/>
    </style:style>
    <style:style style:name="T11" style:family="text">
      <style:text-properties style:use-window-font-color="true" fo:font-size="11pt" fo:font-weight="normal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Times New Roman1" fo:font-size="12pt" fo:language="pl" fo:country="PL" fo:font-weight="normal" fo:background-color="transparent" loext:char-shading-value="0" style:font-name-asian="Times New Roman" style:font-name-complex="Times New Roman"/>
    </style:style>
    <style:style style:name="T13" style:family="text">
      <style:text-properties style:use-window-font-color="true" fo:font-weight="bold" fo:background-color="transparent" loext:char-shading-value="0" style:font-name-asian="Times New Roman" style:font-name-complex="Times New Roman"/>
    </style:style>
    <style:style style:name="T14" style:family="text">
      <style:text-properties style:use-window-font-color="true" fo:background-color="transparent" loext:char-shading-value="0" style:font-name-asian="Times New Roman" style:font-name-complex="Times New Roman"/>
    </style:style>
    <style:style style:name="T15" style:family="text">
      <style:text-properties officeooo:rsid="00198fd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cfb5d"/>
    </style:style>
    <style:style style:name="T18" style:family="text">
      <style:text-properties officeooo:rsid="001e43ea"/>
    </style:style>
    <style:style style:name="T19" style:family="text">
      <style:text-properties officeooo:rsid="001f4811"/>
    </style:style>
    <style:style style:name="T20" style:family="text">
      <style:text-properties officeooo:rsid="0020cf0c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pan text:style-name="T13">System pośredniczący w wypożyczaniu przedmiotów pomiędzy użytkownikami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4">Piotr Filek</text:span></text:p>
      <text:p text:style-name="P20"><text:span text:style-name="T14">Rafał Markiewicz</text:span></text:p>
      <text:p text:style-name="P20"><text:span text:style-name="T14">Marcin Nowak</text:span></text:p>
      <text:p text:style-name="P20"><text:span text:style-name="T14">Piotr Zyszczak</text:span></text:p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2">System pośredniczący w wypożyczaniu przedmiotów pomiędzy użytkownikami</text:span></text:p>
      <text:p text:style-name="P1"/>
      <text:p text:style-name="P1"/>
      <text:p text:style-name="P4">System jest portalem ułatwiającym wymianę przedmiotów pomiędzy Internautami. Przyjazny interfejs, <text:span text:style-name="T18">podział na kategorie oraz wyszukiwarka umożliwiają bezproblemowe odnalezienie interesującego nas przedmiotu, a system ocen i komentarzy ułatwia nam wybór zaufanego wypożyczającego.</text:span></text:p>
      <text:p text:style-name="P1"/>
      <text:p text:style-name="P1"/>
      <text:p text:style-name="P2"/>
      <text:p text:style-name="P2"/>
      <text:p text:style-name="P5">WYMAGANIA FUNKCJONALNE</text:p>
      <text:p text:style-name="P2"/>
      <text:p text:style-name="P1"/>
      <text:p text:style-name="P1"/>
      <text:p text:style-name="P21"><text:span text:style-name="T3">Użytkownik niezalogowany:</text:span></text:p>
      <text:p text:style-name="P1"/>
      <text:p text:style-name="P22"><text:span text:style-name="T4">1. Rejestracja: imię, nazwisko, </text:span><text:span text:style-name="T5">e-</text:span><text:span text:style-name="T4">mail, telefon </text:span></text:p>
      <text:p text:style-name="P22"><text:span text:style-name="T4">2. Przeglądanie serwisu: przeglądanie po kategoriach / wyszukiwanie po nazwie.</text:span></text:p>
      <text:p text:style-name="P22"><text:span text:style-name="T4">3. </text:span><text:span text:style-name="T6">Przeglądanie</text:span><text:span text:style-name="T4"> profilu innych osób, liczba wypożyczonych/pożyczonych przez nich produktów oraz ocena (dodatnia/ujemna karma).</text:span></text:p>
      <text:p text:style-name="P1"/>
      <text:p text:style-name="P2"/>
      <text:p text:style-name="P2"/>
      <text:p text:style-name="P21"><text:span text:style-name="T3">Użytkownik zalogowany:</text:span></text:p>
      <text:p text:style-name="P1"/>
      <text:p text:style-name="P22"><text:span text:style-name="T4">To co użytkownik niezalogowany + </text:span></text:p>
      <text:p text:style-name="P22"><text:span text:style-name="T4">1. Zgłaszanie ofert niezgodnych z regulaminem.</text:span></text:p>
      <text:p text:style-name="P22"><text:span text:style-name="T4">2. Informacje o obecnych wypożyczeniach/pożyczeniach:</text:span></text:p>
      <text:list xml:id="list6377193403844373705" text:style-name="L15">
        <text:list-item>
          <text:list>
            <text:list-item>
              <text:p text:style-name="P18"><text:span text:style-name="T12">kiedy się kończy termin</text:span></text:p>
            </text:list-item>
            <text:list-item>
              <text:p text:style-name="P18"><text:span text:style-name="T12">przypomnienie o oddaniu produktu na kilka dni przed zakończeniem najmu</text:span></text:p>
            </text:list-item>
          </text:list>
        </text:list-item>
      </text:list>
      <text:p text:style-name="P22"><text:span text:style-name="T4">3. Po zakończeniu najmu możliwość wystawienia oceny </text:span><text:span text:style-name="T7">oraz komentarza </text:span><text:span text:style-name="T4">drugiemu użytkownikowi.</text:span></text:p>
      <text:p text:style-name="P1"/>
      <text:p text:style-name="P14">Administrator:</text:p>
      <text:p text:style-name="P1"/>
      <text:p text:style-name="P6">1. Logowanie</text:p>
      <text:p text:style-name="P6">2. Usuwanie ofert (np. Niezgodnych z regulaminem)</text:p>
      <text:p text:style-name="P22"><text:span text:style-name="T4">3. Lista ofert niezgodnych z regulaminem (zgłoszonymi przez użytkowników)</text:span></text:p>
      <text:p text:style-name="P22"><text:span text:style-name="T4">3. Blokowanie i odblokowywanie użytkowników</text:span></text:p>
      <text:p text:style-name="P22"><text:span text:style-name="T4">4. Rozwiązywanie konfliktów związanych z systemem oceniania.</text:span></text:p>
      <text:p text:style-name="P1"/>
      <text:p text:style-name="P22"/>
      <text:p text:style-name="P22"/>
      <text:p text:style-name="P22"/>
      <text:p text:style-name="P22"/>
      <text:p text:style-name="P22"/>
      <text:p text:style-name="P22"><text:span text:style-name="T11"/></text:p>
      <text:p text:style-name="P2"/>
      <text:p text:style-name="P2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6">Rejestracja:</text:p>
      <text:p text:style-name="P40">Użytkownik niezarejestrowany ma możliwość rejestracji (wymagana do wypożyczenia/pożyczenia przedmiotu). Do rejestracji potrzebne są: nazwa użytkownika, imię, nazwisko, adres e-mail oraz numer telefonu.</text:p>
      <text:p text:style-name="P37"/>
      <text:p text:style-name="P37"/>
      <text:p text:style-name="P36">Logowanie:</text:p>
      <text:p text:style-name="P38">Użytkownik zarejestrowany loguje się do systemu podając swój login oraz hasło.</text:p>
      <text:p text:style-name="P43"/>
      <text:p text:style-name="P43"/>
      <text:p text:style-name="P43">Lista ofert:</text:p>
      <text:p text:style-name="P45">Na głównej stronie serwisu dostępna jest lista kategorii, do której ma dostęp każdy użytkownik serwisu – zarówno gość jak i użytkownik zarejestrowany. Po wyborze jednej z nich (na przykład Narzędzia) widoczna jest lista obecnie wystawionych ofert w danej kategorii. </text:p>
      <text:p text:style-name="P45">Listę możemy dodatkowo filtrować za pomocą lokalizacji, ceny oraz daty w której nas interesuje rezerwacja.</text:p>
      <text:p text:style-name="P45">Dostępne produkty możemy posortować według nazwy, ceny oraz daty.</text:p>
      <text:p text:style-name="P45">Na liście <text:span text:style-name="T17">dostępne</text:span> są takie informacje jak:</text:p>
      <text:list xml:id="list7685131248481423807" text:style-name="L8">
        <text:list-item>
          <text:p text:style-name="P7">Nazwa przedmiotu</text:p>
        </text:list-item>
        <text:list-item>
          <text:p text:style-name="P7">Cena</text:p>
        </text:list-item>
        <text:list-item>
          <text:p text:style-name="P7">Okres wypożyczenia</text:p>
        </text:list-item>
        <text:list-item>
          <text:p text:style-name="P7">Lokalizacja</text:p>
        </text:list-item>
      </text:list>
      <text:p text:style-name="P23"/>
      <text:p text:style-name="P23"/>
      <text:p text:style-name="P19">Strona oferty:</text:p>
      <text:p text:style-name="P25">Po wybraniu oferty z listy, przechodzimy do strony oferty. Na stronie mamy dostęp do opisu przedmiotu, ceny, kalendarza z wolnymi terminami, lokalizację, oraz nazwę użytkownika wypożyczającego, wraz z jego średnią ocen oraz ilością ocen.</text:p>
      <text:p text:style-name="P23"><text:span text:style-name="T16">Po kliknięciu na nazwę wypożyczającego, </text:span><text:span text:style-name="T8">mamy możliwość obejrzenia </text:span><text:span text:style-name="T4">profilu osoby wypożyczającej. </text:span></text:p>
      <text:p text:style-name="P23"><text:span text:style-name="T4">Użytkownicy zalogowani mają możliwość zgłoszenia oferty jako niezgodnej z regulaminem.</text:span></text:p>
      <text:p text:style-name="P8">Aby wypożyczyć, czyli złożyć rezerwację towaru, użytkownik musi być zalogowany. </text:p>
      <text:p text:style-name="P47"><text:span text:style-name="T4">W tym miejscu administrator serwisu może również usunąć ofertę jeśli jest ona niezgodna z regulaminem. </text:span></text:p>
      <text:p text:style-name="P16"/>
      <text:p text:style-name="P16"/>
      <text:p text:style-name="P15">Rezerwacja produktu:</text:p>
      <text:p text:style-name="P9">Użytkownik wybiera produkt którym jest zainteresowany.</text:p>
      <text:p text:style-name="P3"/>
      <text:p text:style-name="P9">Na stronie produktu, znajduje się kalendarz, w którym pokazane są:</text:p>
      <text:list xml:id="list6404627161878536192" text:style-name="L12">
        <text:list-item>
          <text:p text:style-name="P10">dni wolne, które są możliwe do rezerwacji</text:p>
        </text:list-item>
        <text:list-item>
          <text:p text:style-name="P24"><text:span text:style-name="T9">dni które rezerwujemy</text:span><text:span text:style-name="T4"> (po kliknięciu na dany dzień)</text:span></text:p>
        </text:list-item>
        <text:list-item>
          <text:p text:style-name="P24"><text:span text:style-name="T10">dni zajęte</text:span><text:span text:style-name="T4">, które już zostały zarezerwowane przez innych użytkowników</text:span></text:p>
        </text:list-item>
        <text:list-item>
          <text:p text:style-name="P13">dni nieaktywne</text:p>
        </text:list-item>
      </text:list>
      <text:p text:style-name="P3"/>
      <text:p text:style-name="P3"/>
      <text:p text:style-name="P9">Użytkownik zaznacza w kalendarzu dni/tygodnie (okres minimalny wyznaczony przez wypożyczającego) w których chce dokonać rezerwacji. Po wybraniu opcji "Wypożycz Teraz" użytkownik zostaje przekierowany do strony, która prosi o potwierdzenie wypożyczenia. Po potwierdzeniu transakcji, zaznaczone dni zostają oznaczone w kalendarzu jako zarezerwowane.</text:p>
      <text:p text:style-name="P3"/>
      <text:p text:style-name="P3"/>
      <text:p text:style-name="P9"><text:soft-page-break/>Zarezerwowane oferty pojawiają się na stronie Moje Konto – zarówno wypożyczającego, jak i pożyczającego, oraz generowane są hasła jednorazowe potrzebne przy odebraniu oraz oddaniu przedmiotu.</text:p>
      <text:p text:style-name="P15"/>
      <text:p text:style-name="P15"/>
      <text:p text:style-name="P15">Wystawienie przedmiotu do wypożyczenia:</text:p>
      <text:p text:style-name="P9">Użytkownik zainteresowany wystawieniem przedmiotu do wypożyczenia, wybiera na stronie głównej opcję "Dodaj ogłoszenie". Do wypełnienia są następujące informacje:</text:p>
      <text:list xml:id="list8165150995450419143" text:style-name="L13">
        <text:list-item>
          <text:p text:style-name="P11">Nazwa przedmiotu</text:p>
        </text:list-item>
        <text:list-item>
          <text:p text:style-name="P11">Minimalny okres wypożyczenia (dzień/tydzień/miesiąc)</text:p>
        </text:list-item>
        <text:list-item>
          <text:p text:style-name="P11">Cena (za okres wypożyczenia)</text:p>
        </text:list-item>
        <text:list-item>
          <text:p text:style-name="P11">Opis przedmiotu</text:p>
        </text:list-item>
        <text:list-item>
          <text:p text:style-name="P11">Od kiedy – do kiedy</text:p>
        </text:list-item>
        <text:list-item>
          <text:p text:style-name="P11">Miasto w którym wypożyczamy</text:p>
        </text:list-item>
        <text:list-item>
          <text:p text:style-name="P11">Minimalna ocena użytkownika/ilość ocen</text:p>
        </text:list-item>
      </text:list>
      <text:p text:style-name="P3"/>
      <text:p text:style-name="P3"/>
      <text:p text:style-name="P9">Przedmiot znika z listy przedmiotów do wypożyczenia gdy:</text:p>
      <text:list xml:id="list984604929522537566" text:style-name="L14">
        <text:list-item>
          <text:p text:style-name="P12">skończył się okres wypożyczenia</text:p>
        </text:list-item>
        <text:list-item>
          <text:p text:style-name="P12">gdy nie jest możliwe wypożyczenie na minimalny okres (zostały 4 dni do końca miesiąca, a minimalny okres wypożyczenia to tydzień)</text:p>
        </text:list-item>
        <text:list-item>
          <text:p text:style-name="P12">admin usunie ofertę</text:p>
        </text:list-item>
        <text:list-item>
          <text:p text:style-name="P12">użytkownik usunie ofertę, jeśli jeszcze nikt nie zarezerwował terminu</text:p>
        </text:list-item>
      </text:list>
      <text:p text:style-name="P39"/>
      <text:p text:style-name="P39"/>
      <text:p text:style-name="P36">Strona użytkownika:</text:p>
      <text:p text:style-name="P41">Strona użytkownika, którą może zobaczyć każdy użytkownik serwisu. Można na niej zobaczyć liczbę ocen, ich średnią oraz komentarze które są wystawianie po zakończonych wypożyczeniach.</text:p>
      <text:p text:style-name="P42">Na tej stronie znajduję się lista wszystkich przedmiotów, które użytkownik obecnie chce wypożyczyć.</text:p>
      <text:p text:style-name="P51">W tym miejscu Administrator serwisu może dodać użytkownika do listy zablokowanych – jeśli ten nagminnie łamie regulamin.</text:p>
      <text:p text:style-name="P48"/>
      <text:p text:style-name="P48"/>
      <text:p text:style-name="P36">Moje konto:</text:p>
      <text:p text:style-name="P45">W panelu Moje konto, użytkownik może obejrzeć towary, które wystawił do wypożyczenia oraz te, które od kogoś pożyczył, oraz hasła jednorazowe potrzebne do sfinalizowania protokołu wypożyczenia.</text:p>
      <text:p text:style-name="P45">Oprócz aktywnych wypożyczeń dostępny jest również dostęp do Historii wypożyczeń, w której to możliwe jest wystawianie ocen/komentarzy po zakończonej transakcji.</text:p>
      <text:p text:style-name="P45"/>
      <text:p text:style-name="P44"/>
      <text:p text:style-name="P43">Protokół wypożyczenia:</text:p>
      <text:p text:style-name="P46">W momencie wypożyczenia przedmiotu, generowane są cztery hasła jednorazowe – po parze dla każdego użytkownika. Do sfinalizowania protokołu odbioru/zwrotu przedmiotu, obaj użytkownicy muszą podać na specjalnej stronie swoje hasła jednorazowe oraz kliknąć przycisk "Potwierdź".</text:p>
      <text:p text:style-name="P49"/>
      <text:p text:style-name="P49"/>
      <text:p text:style-name="P50"/>
      <text:p text:style-name="P50"/>
      <text:p text:style-name="P50"><text:soft-page-break/></text:p>
      <text:p text:style-name="P50"/>
      <text:p text:style-name="P50">Panel Administratora</text:p>
      <text:p text:style-name="P44"/>
      <text:p text:style-name="P43">Lista ofert zgłoszonych jako niezgodne z regulaminem:</text:p>
      <text:p text:style-name="P45">Administrator może sprawdzić zgłoszone przez użytkowników oferty niezgodne z regulaminem.</text:p>
      <text:p text:style-name="P44"/>
      <text:p text:style-name="P44"/>
      <text:p text:style-name="P43">Lista użytkowników zablokowanych:</text:p>
      <text:p text:style-name="P46">Jeśli użytkownik zostanie zablokowany trafia on na listę osób zablokowanych. Administrator z tego panelu może blokować oraz odblokowywać dostęp do serwisu użytkowników</text:p>
      <text:p text:style-name="P45"/>
      <text:p text:style-name="P45"/>
      <text:p text:style-name="P43">Zmiana ocen wystawione przez użytkownika:</text:p>
      <text:p text:style-name="P34">Administrator serwisu może zmienić oceny wystawione przez użytkowników innym użytkownikom, gdy obu użytkowników zgłosi się do administratora w taką prośbą.</text:p>
      <text:p text:style-name="P34"/>
      <text:p text:style-name="P35"><text:span text:style-name="T20">Przeglądanie </text:span>kont użytkownik<text:span text:style-name="T20">ów</text:span>:</text:p>
      <text:p text:style-name="P34"><text:span text:style-name="T20">A</text:span>dministrator może przejrzeć wszystkie dane użytkownika, ma możliwość zablokowania użytkownika oraz jego odblokowania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14">Baza danych</text:p>
      <text:p text:style-name="P2"/>
      <text:p text:style-name="P1"/>
      <text:p text:style-name="P17">Tabela 1: Lista przedmiotów do pożyczenia</text:p>
      <text:list xml:id="list4499747236243397951" text:style-name="L5">
        <text:list-item>
          <text:p text:style-name="P28">ID Przedmiotu (INT)</text:p>
        </text:list-item>
        <text:list-item>
          <text:p text:style-name="P28">Nazwa (VARCHAR)</text:p>
        </text:list-item>
        <text:list-item>
          <text:p text:style-name="P28">Typ - 0 nieaktywne, 1 aktywne (BOOLEAN)</text:p>
        </text:list-item>
        <text:list-item>
          <text:p text:style-name="P31"><text:span text:style-name="T4">Minimalny okres wypożyczenia: 0 - dzień, 1 - tydzień, 2 – miesiąc (INT)</text:span></text:p>
        </text:list-item>
        <text:list-item>
          <text:p text:style-name="P28">Opis przedmiotu (VARCHAR)</text:p>
        </text:list-item>
        <text:list-item>
          <text:p text:style-name="P28">Cena (DECIMAL)</text:p>
        </text:list-item>
        <text:list-item>
          <text:p text:style-name="P28">Od kiedy (DATETIME)</text:p>
        </text:list-item>
        <text:list-item>
          <text:p text:style-name="P28">Do kiedy (DATETIME)</text:p>
        </text:list-item>
        <text:list-item>
          <text:p text:style-name="P28">Dostępne dni (bitmapa) (VARCHAR)</text:p>
        </text:list-item>
        <text:list-item>
          <text:p text:style-name="P28">Minimalna ocena pożyczającego (INT)</text:p>
        </text:list-item>
        <text:list-item>
          <text:p text:style-name="P28">UID wypożyczającego (INT)</text:p>
        </text:list-item>
      </text:list>
      <text:p text:style-name="P1"/>
      <text:p text:style-name="P1"/>
      <text:p text:style-name="P22"><text:span text:style-name="T3">Tabela 2: Użytkownicy:</text:span></text:p>
      <text:list xml:id="list3344115323677330638" text:style-name="L6">
        <text:list-item>
          <text:p text:style-name="P29">Inie <text:s/>(DATETIME)</text:p>
        </text:list-item>
        <text:list-item>
          <text:p text:style-name="P29">Nazwisko (DATETIME)</text:p>
        </text:list-item>
        <text:list-item>
          <text:p text:style-name="P32"><text:span text:style-name="T4">Nazwa użytkownika (VARCHAR)</text:span></text:p>
        </text:list-item>
        <text:list-item>
          <text:p text:style-name="P32"><text:span text:style-name="T4">Hash Hasła (VARCHAR)</text:span></text:p>
        </text:list-item>
        <text:list-item>
          <text:p text:style-name="P29">UID (INT)</text:p>
        </text:list-item>
        <text:list-item>
          <text:p text:style-name="P29">E-mail (VARCHAR)</text:p>
        </text:list-item>
        <text:list-item>
          <text:p text:style-name="P29">Nr kontaktowy (INT)</text:p>
        </text:list-item>
        <text:list-item>
          <text:p text:style-name="P29">Ocena (karma) (INT)</text:p>
        </text:list-item>
        <text:list-item>
          <text:p text:style-name="P29">Status (konto aktywne/zbanowane/<text:span text:style-name="T19">zawieszone</text:span>) (INT)</text:p>
        </text:list-item>
      </text:list>
      <text:p text:style-name="P1"/>
      <text:p text:style-name="P1"/>
      <text:p text:style-name="P17">Tabela 3: <text:s/>Lista przedmiotów wypożyczonych</text:p>
      <text:list xml:id="list1085926519151979281" text:style-name="L7">
        <text:list-item>
          <text:p text:style-name="P30">ID przedmiotu -&gt; key z tab 1 (INT)</text:p>
        </text:list-item>
        <text:list-item>
          <text:p text:style-name="P30">Od kiedy (DATETIME)</text:p>
        </text:list-item>
        <text:list-item>
          <text:p text:style-name="P30">Do kiedy (DATETIME)</text:p>
        </text:list-item>
        <text:list-item>
          <text:p text:style-name="P30">UID pożyczającego (INT)</text:p>
        </text:list-item>
        <text:list-item>
          <text:p text:style-name="P30">UID wypożyczającego (INT)</text:p>
        </text:list-item>
        <text:list-item>
          <text:p text:style-name="P33"><text:span text:style-name="T4">Ocena od pożyczającego (INT)</text:span></text:p>
        </text:list-item>
        <text:list-item>
          <text:p text:style-name="P30">Status - obecnie pożyczone / pożyczone zakończone (INT)</text:p>
        </text:list-item>
        <text:list-item>
          <text:p text:style-name="P30">Hasło jednorazowe (potwierdzenie odbioru wypo<text:span text:style-name="T15">ż</text:span>yczającego) (VARCHAR)</text:p>
        </text:list-item>
        <text:list-item>
          <text:p text:style-name="P30">Hasło jednorazowe (potwierdzenie odbioru po<text:span text:style-name="T15">ż</text:span>yczającego)(VARCHAR)</text:p>
        </text:list-item>
        <text:list-item>
          <text:p text:style-name="P30">Hasło jednorazowe (potwierdzenie <text:s/>zwrotu wypo<text:span text:style-name="T15">ż</text:span>yczającego )(VARCHAR)</text:p>
        </text:list-item>
        <text:list-item>
          <text:p text:style-name="P30">Hasło jednorazowe (potwierdzenie <text:s/>zwrotu po<text:span text:style-name="T15">ż</text:span>yczającego )(VARCHAR)</text:p>
        </text:list-item>
        <text:list-item>
          <text:p text:style-name="P30">Status odbioru (INT)</text:p>
        </text:list-item>
        <text:list-item>
          <text:p text:style-name="P30">Status zwrotu (I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pl" fo:country="PL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22:29:10.521473888</dc:date>
    <meta:editing-duration>PT22M24S</meta:editing-duration>
    <meta:editing-cycles>15</meta:editing-cycles>
    <meta:generator>LibreOffice/4.3.1.2$Linux_X86_64 LibreOffice_project/430m0$Build-2</meta:generator>
    <meta:document-statistic meta:table-count="0" meta:image-count="0" meta:object-count="0" meta:page-count="6" meta:paragraph-count="122" meta:word-count="978" meta:character-count="7340" meta:non-whitespace-character-count="6521"/>
  </office:meta>
</office:document-meta>
</file>